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InputStream.StringInputStream( String sourc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InputStream.StringInputStream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